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7cm" style:rel-column-width="655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J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Standard" style:list-style-name="L3">
      <style:paragraph-properties fo:text-align="start" style:justify-single-word="false"/>
    </style:style>
    <style:style style:name="P10" style:family="paragraph" style:parent-style-name="Standard" style:list-style-name="L4">
      <style:paragraph-properties fo:text-align="start" style:justify-single-word="false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/>
    </style:style>
    <style:style style:name="P13" style:family="paragraph" style:parent-style-name="Standard" style:list-style-name="L5">
      <style:paragraph-properties fo:text-align="start" style:justify-single-word="false"/>
      <style:text-properties style:text-underline-style="none"/>
    </style:style>
    <style:style style:name="P14" style:family="paragraph" style:parent-style-name="Standard" style:list-style-name="L6">
      <style:paragraph-properties fo:text-align="start" style:justify-single-word="false"/>
      <style:text-properties style:text-underline-style="none"/>
    </style:style>
    <style:style style:name="P15" style:family="paragraph" style:parent-style-name="Standard" style:list-style-name="L7">
      <style:paragraph-properties fo:text-align="start" style:justify-single-word="false"/>
      <style:text-properties style:text-underline-style="none"/>
    </style:style>
    <style:style style:name="P16" style:family="paragraph" style:parent-style-name="Standard" style:list-style-name="L8">
      <style:paragraph-properties fo:text-align="start" style:justify-single-word="false"/>
      <style:text-properties style:text-underline-style="none"/>
    </style:style>
    <style:style style:name="P17" style:family="paragraph" style:parent-style-name="Standard" style:list-style-name="L9">
      <style:paragraph-properties fo:text-align="start" style:justify-single-word="false"/>
      <style:text-properties style:text-underline-style="none"/>
    </style:style>
    <style:style style:name="P18" style:family="paragraph" style:parent-style-name="Standard" style:list-style-name="L10">
      <style:paragraph-properties fo:text-align="start" style:justify-single-word="false"/>
      <style:text-properties style:text-underline-style="none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 style:list-style-name="L11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Standard" style:list-style-name="L12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 style:list-style-name="L13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 style:list-style-name="L14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text-underline-style="none"/>
    </style:style>
    <style:style style:name="P27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gestion de projet</text:p>
      <text:p text:style-name="P1">ELGANI</text:p>
      <text:p text:style-name="P1"/>
      <text:p text:style-name="P3">sujet de reflexion</text:p>
      <text:p text:style-name="P2">recruté dans une pme pmi, cette <text:s/>entreprise est specialisee dans la production et commercialisation vestimentaire.</text:p>
      <text:p text:style-name="P2">Je suis responsable du service informatique et le directeur commercial nous sollicite afin d'ameliorer la gestion commerciale de l'entreprise.</text:p>
      <text:p text:style-name="P2">Ma mission, c'est de repondre a cette demande et presenter les differentes etapes pour repondre a cettte demande.</text:p>
      <text:p text:style-name="P2"/>
      <text:p text:style-name="P3">Proposition personnelle</text:p>
      <text:p text:style-name="P2">Etape1 connaissance de l'existant</text:p>
      <text:p text:style-name="P2"><text:tab/><text:tab/>tache 1 le materiel</text:p>
      <text:p text:style-name="P2"><text:tab/><text:tab/>tache 2 le fonctionnement</text:p>
      <text:p text:style-name="P2"><text:tab/><text:tab/>tache 3 les utilisateurs</text:p>
      <text:p text:style-name="P2">Etape 2 les problemes ou ameliorations souhaitées</text:p>
      <text:p text:style-name="P2"><text:tab/><text:tab/>tache 1 rencontre des differents utilisateurs</text:p>
      <text:p text:style-name="P2"><text:tab/><text:tab/>tache 2 les perspectives d'evolution de l'entreprise</text:p>
      <text:p text:style-name="P2">etape 3<text:tab/> analyse et proposition d'amelioration</text:p>
      <text:p text:style-name="P2"><text:tab/><text:tab/>tache 1 rencontrer pour proposer</text:p>
      <text:p text:style-name="P2"><text:tab/><text:tab/>tache 2 validation de la proposition</text:p>
      <text:p text:style-name="P2">Etape 4 develloppement des ameliorations</text:p>
      <text:p text:style-name="P2"><text:tab/><text:tab/>tache 1 construction</text:p>
      <text:p text:style-name="P2"><text:tab/><text:tab/>tache 2 essai et test en local</text:p>
      <text:p text:style-name="P2">etape 5 mise en place de la realisation</text:p>
      <text:p text:style-name="P2"><text:tab/><text:tab/>tache 1 sauvegarder l'existant</text:p>
      <text:p text:style-name="P2"><text:tab/><text:tab/>tache 2 installation</text:p>
      <text:p text:style-name="P2"><text:tab/><text:tab/>tache 3 presentation des nouveautes</text:p>
      <text:p text:style-name="P2">etape 4 phase de test</text:p>
      <text:p text:style-name="P2"><text:tab/><text:tab/>etape 1 utilisation en reel</text:p>
      <text:p text:style-name="P2"><text:tab/><text:tab/>etape 2 feedack des utilisateurs</text:p>
      <text:p text:style-name="P2"><text:tab/><text:tab/>etape 3 corrections</text:p>
      <text:p text:style-name="P2">etape 5 <text:s/>finalisation</text:p>
      <text:p text:style-name="P4"><text:span text:style-name="T1"><text:tab/><text:tab/>etape 1</text:span>validation du projet par le directeur</text:p>
      <text:p text:style-name="P4"><text:tab/><text:tab/>etape 2 definition de l'entretien du systeme</text:p>
      <text:p text:style-name="P4"><text:tab/><text:tab/>etape 3 creation de la documentation</text:p>
      <text:p text:style-name="P4"/>
      <text:p text:style-name="P5">correction</text:p>
      <text:p text:style-name="P4"><text:s/>1 analyse de la demande</text:p>
      <text:list xml:id="list1567176772" text:style-name="L1">
        <text:list-item>
          <text:list>
            <text:list-item>
              <text:p text:style-name="P7">etude du cahier des charges (CdC)</text:p>
            </text:list-item>
            <text:list-item>
              <text:p text:style-name="P7">contrat avec les parties , l'objet (CdC) et les délais, le prix(si besoin)</text:p>
            </text:list-item>
            <text:list-item>
              <text:p text:style-name="P7">realiser des entretiens (les décideurs qui gerent le budget, les operationnels)</text:p>
            </text:list-item>
            <text:list-item>
              <text:p text:style-name="P7">rédiger les comptes <text:s/>rendus + le faire valider (garder l'objectivite, difference entre « un fait » et une « opinion »)</text:p>
            </text:list-item>
            <text:list-item>
              <text:p text:style-name="P7">récuperation des docs (sur l'architecture des reseaux, des logiciels...)</text:p>
            </text:list-item>
            <text:list-item>
              <text:p text:style-name="P7">rediger une fiche projet (synthese et cadrage de la demande</text:p>
              <text:list>
                <text:list-item>
                  <text:list>
                    <text:list-header>
                      <text:p text:style-name="P7">- contexe</text:p>
                      <text:p text:style-name="P7">- objectifs generaux et operationnels</text:p>
                      <text:p text:style-name="P7">- moyens financiers, humains, technique(materiel (serveurs, locaux, telephone) et logiciel)</text:p>
                      <text:p text:style-name="P7"><text:soft-page-break/>- contraintes de temps, financiere, humaine, technique</text:p>
                      <text:p text:style-name="P7">- analyse des risques ( rejet des utilisateurs)</text:p>
                    </text:list-header>
                  </text:list>
                </text:list-item>
              </text:list>
            </text:list-item>
          </text:list>
        </text:list-item>
      </text:list>
      <text:list xml:id="list746024254" text:style-name="L2">
        <text:list-item>
          <text:list>
            <text:list-header>
              <text:p text:style-name="P8">- valider la fiche projet aupres des decideurs en copie aussi à son chef.</text:p>
            </text:list-header>
          </text:list>
        </text:list-item>
      </text:list>
      <text:p text:style-name="P4"/>
      <text:p text:style-name="P4">2 <text:s/>ingenierie de l'operation (va s'interresser à la methode pour construire la solution)</text:p>
      <text:list xml:id="list505523690" text:style-name="L3">
        <text:list-item>
          <text:list>
            <text:list-item>
              <text:p text:style-name="P9">s'organiser dans le temps pour mieux apprehender les difficultes latentes</text:p>
            </text:list-item>
            <text:list-item>
              <text:p text:style-name="P9">prevoir les parades le cas echeant</text:p>
              <text:list>
                <text:list-header>
                  <text:p text:style-name="P9">travaux : <text:tab/>- programme de Gantt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9">- organisation de l'equipe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list xml:id="list280059648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0">- organisation des moyens de production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256750813" text:continue-list="list505523690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Notion de projet</text:p>
      <text:p text:style-name="P4">definition<text:tab/>un client une equipe de projet</text:p>
      <text:p text:style-name="P4"><text:tab/><text:tab/>des objectifs des methodes</text:p>
      <text:p text:style-name="P4"><text:tab/><text:tab/>des moyens des outils</text:p>
      <text:p text:style-name="P4"><text:tab/><text:tab/>des contraintes une organisation</text:p>
      <text:p text:style-name="P4"/>
      <text:p text:style-name="P4">Un produit ou un service</text:p>
      <text:p text:style-name="P4">typologie des systemes informatiques</text:p>
      <text:p text:style-name="P4"><text:tab/>mise en place d'un systeme informatique</text:p>
      <text:p text:style-name="P4"><text:tab/>amelioration, optamisation d'un systeme existant</text:p>
      <text:p text:style-name="P4"><text:tab/>reponse à une contrainte externe (adaptation)</text:p>
      <text:p text:style-name="P4"/>
      <text:p text:style-name="P5">5 octobre 2012</text:p>
      <text:p text:style-name="P12">apres le cadrage</text:p>
      <text:p text:style-name="P12">Etude préalable (étude d'oppurtunité, étude de faisabilté) = 10 à15% du temps consacré au projet</text:p>
      <text:p text:style-name="P12">etude prealable nécessite une étude de l'existant.</text:p>
      <text:p text:style-name="P12">Etude de l'existant :</text:p>
      <text:list xml:id="list1215509747" text:style-name="L5">
        <text:list-item>
          <text:list>
            <text:list-item>
              <text:p text:style-name="P13">observation:il s'agit d'observer au quotidien le fonctionnement d'une organisation</text:p>
              <text:list>
                <text:list-item>
                  <text:list>
                    <text:list-item>
                      <text:list>
                        <text:list-item>
                          <text:p text:style-name="P13">preparer un questionnaire</text:p>
                          <text:list>
                            <text:list-item>
                              <text:list>
                                <text:list-header>
                                  <text:p text:style-name="P13">avantages du questionnaire: orienté, facile à prendre en charge</text:p>
                                  <text:p text:style-name="P13">inconveniants du questionnaire: réponses limitées, inexploitables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98432115" text:style-name="L6">
        <text:list-item>
          <text:list>
            <text:list-item>
              <text:list>
                <text:list-item>
                  <text:list>
                    <text:list-item>
                      <text:p text:style-name="P14">formes du questionnaire</text:p>
                      <text:list>
                        <text:list-item>
                          <text:list>
                            <text:list-item>
                              <text:p text:style-name="P14">auto-administré</text:p>
                              <text:list>
                                <text:list-header>
                                  <text:p text:style-name="P14">il est pris en charge par les destinataires sans intervention de l'équipe projet</text:p>
                                  <text:list>
                                    <text:list-item>
                                      <text:p text:style-name="P14">avantage : gain de temps,large public, économique</text:p>
                                    </text:list-item>
                                    <text:list-item>
                                      <text:p text:style-name="P14">limites : qualités des réponses</text:p>
                                    </text:list-item>
                                  </text:list>
                                </text:list-header>
                              </text:list>
                            </text:list-item>
                            <text:list-item>
                              <text:p text:style-name="P14">administré</text:p>
                              <text:list>
                                <text:list-header>
                                  <text:p text:style-name="P14">assistance pour remplir le questionnaire, animation</text:p>
                                  <text:list>
                                    <text:list-item>
                                      <text:p text:style-name="P14">avantage : réponses plus pertinentes,questions mieux cadrées</text:p>
                                    </text:list-item>
                                    <text:list-item>
                                      <text:p text:style-name="P14">limites : gain de temps, coûteux</text:p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39389895" text:style-name="L7">
        <text:list-item>
          <text:list>
            <text:list-item>
              <text:list>
                <text:list-item>
                  <text:list>
                    <text:list-item>
                      <text:p text:style-name="P15">les entretiens :</text:p>
                      <text:list>
                        <text:list-item>
                          <text:list>
                            <text:list-item>
                              <text:p text:style-name="P15">non directifs</text:p>
                              <text:list>
                                <text:list-header>
                                  <text:p text:style-name="P15">le theme est lancé : l'interlocuteur presente ses arguments selon un ordre qu'il souhaite</text:p>
                                </text:list-header>
                              </text:list>
                            </text:list-item>
                            <text:list-item>
                              <text:p text:style-name="P15">directif</text:p>
                              <text:list>
                                <text:list-header>
                                  <text:p text:style-name="P15">un ordre est imposé par la personne qui a initie l'entretien</text:p>
                                </text:list-header>
                              </text:list>
                            </text:list-item>
                            <text:list-item>
                              <text:p text:style-name="P15">semi-directif</text:p>
                              <text:list>
                                <text:list-header>
                                  <text:p text:style-name="P15">entre les deux precedents</text:p>
                                </text:list-header>
                                <text:list-item>
                                  <text:p text:style-name="P15"><text:soft-page-break/>les outils pour l'entretien</text:p>
                                  <text:list>
                                    <text:list-header>
                                      <text:p text:style-name="P15">arbre heuristique en retenant les faits objectifs et non les opinions. Logiciel pour créer un arbre heuristique :</text:p>
                                      <text:p text:style-name="P15">« mind map » et « free mind »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/>
      <text:list xml:id="list826455316" text:continue-list="list1498432115" text:style-name="L6">
        <text:list-item>
          <text:list>
            <text:list-item>
              <text:list>
                <text:list-item>
                  <text:list>
                    <text:list-header>
                      <text:p text:style-name="P14"/>
                    </text:list-header>
                  </text:list>
                </text:list-item>
              </text:list>
            </text:list-item>
          </text:list>
        </text:list-item>
      </text:list>
      <text:list xml:id="list1377411818" text:continue-list="list1215509747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animation</text:p>
                            </text:list-item>
                            <text:list-item>
                              <text:p text:style-name="P13">restitution (compte rendu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Elle se termine par un RAPPORT DE DIAGNOSTIC. Ce rapport met en evidence les forces et les faiblesses.</text:p>
      <text:p text:style-name="P12">Pour le présenter 3 axes :</text:p>
      <text:list xml:id="list1899827421" text:style-name="L8">
        <text:list-item>
          <text:list>
            <text:list-item>
              <text:p text:style-name="P16">l 'organisation</text:p>
              <text:list>
                <text:list-item>
                  <text:p text:style-name="P16">les plus : les atouts</text:p>
                </text:list-item>
                <text:list-item>
                  <text:p text:style-name="P16">les moins : </text:p>
                </text:list-item>
              </text:list>
            </text:list-item>
            <text:list-item>
              <text:p text:style-name="P16">la partie technique</text:p>
              <text:list>
                <text:list-item>
                  <text:p text:style-name="P16">les plus : bon materiel, bon logiciel</text:p>
                </text:list-item>
                <text:list-item>
                  <text:p text:style-name="P16">les moins : </text:p>
                </text:list-item>
              </text:list>
            </text:list-item>
            <text:list-item>
              <text:p text:style-name="P16">la partie relative aux ressources humaines</text:p>
              <text:list>
                <text:list-item>
                  <text:p text:style-name="P16">les plus : les compétences, la motivation des personnes</text:p>
                </text:list-item>
              </text:list>
            </text:list-item>
          </text:list>
        </text:list-item>
      </text:list>
      <text:p text:style-name="P12"/>
      <text:p text:style-name="P12">Le rapport de diagnostic se conclue par l'ébauche de scénarii d'ameiorations (en nombre de 1 ou 2 rarement plus).</text:p>
      <text:p text:style-name="P12">Ces scenarri présentent ds orientations sur 3 axes</text:p>
      <text:list xml:id="list1541358724" text:style-name="L9">
        <text:list-item>
          <text:list>
            <text:list-item>
              <text:p text:style-name="P17">organisationnel</text:p>
            </text:list-item>
            <text:list-item>
              <text:p text:style-name="P17">en terme de gestion : regles de gestion, mode de fonctionnement</text:p>
            </text:list-item>
            <text:list-item>
              <text:p text:style-name="P17">en terme technique : outil utilisé pour faire et le chiffrage</text:p>
            </text:list-item>
          </text:list>
        </text:list-item>
      </text:list>
      <text:p text:style-name="P12">Dossier de choix : pour chaque solution mettre en evidence les avantages et les inconvenients.</text:p>
      <text:p text:style-name="P12">Pour coclure mettre en avant la solution qui nous apparaît la plus adaptée</text:p>
      <text:p text:style-name="P12"/>
      <text:p text:style-name="P12">Il faut que la maitrise d'ouvrage MOA (directeur) et comite de pilotage (COPIL)valident et se prononcent sur le resultat de notre rapport. Les resultats sont donc à présenter (powerpoint)</text:p>
      <text:p text:style-name="P12">3 reposes possibles du MOA et COPIL :</text:p>
      <text:list xml:id="list804790286" text:style-name="L10">
        <text:list-item>
          <text:list>
            <text:list-item>
              <text:p text:style-name="P18">Ok pour le scénario N°...</text:p>
            </text:list-item>
            <text:list-item>
              <text:p text:style-name="P18">Non, revoir vos propositions</text:p>
            </text:list-item>
            <text:list-item>
              <text:p text:style-name="P18">Non, mais vous avez tres bien travaillé (trop cher ou ce n'est pas le bon momment)</text:p>
              <text:list>
                <text:list-header>
                  <text:p text:style-name="P18">la MOA prens conscience des enjeux riques et couts, elle peut reporter la mise en œuvre de lasolution.</text:p>
                </text:list-header>
              </text:list>
            </text:list-item>
          </text:list>
        </text:list-item>
      </text:list>
      <text:p text:style-name="P12"/>
      <text:p text:style-name="P12">Si OK pour lescenario N°...., on passe à l'étude détaillée</text:p>
      <text:p text:style-name="P12"/>
      <text:p text:style-name="P12">ETUDE DETAILLEE</text:p>
      <text:p text:style-name="P12">mettre en place la « courbe du soleil » dans le cycle de vie d'un systeme informatique, issu de la methode merise</text:p>
      <text:p text:style-name="P12">niveau physique : comment on fait</text:p>
      <text:p text:style-name="P12">niveauorganisationnel ; qui ? Ou ? Quand ?</text:p>
      <text:p text:style-name="P12">Niveau conceptuel : que fait-on ? (objectifs)</text:p>
      <text:p text:style-name="P12"/>
      <text:p text:style-name="P5">vendredi 19 octobre 2012</text:p>
      <text:p text:style-name="P12">rédiger une note relative à votre diagnostic (force, faiblesses)</text:p>
      <text:p text:style-name="P12">sous la forme :</text:p>
      <text:p text:style-name="P12"/>
      <text:p text:style-name="P12"><text:soft-page-break/>emetteur</text:p>
      <text:p text:style-name="P12"><text:tab/><text:tab/><text:tab/><text:tab/><text:tab/>destinataires</text:p>
      <text:p text:style-name="P12"/>
      <text:p text:style-name="P12">objet :</text:p>
      <text:p text:style-name="P12">intro [</text:p>
      <text:p text:style-name="P12">developpement[environement actuel, faiblesse, forces</text:p>
      <text:p text:style-name="P26">suite donné au projet<text:tab/></text:p>
      <text:p text:style-name="P12"/>
      <text:p text:style-name="P21">etude détaillée</text:p>
      <text:p text:style-name="P19">→ dossier d'analyse fonctionnelle (DAF)</text:p>
      <text:p text:style-name="P19"><text:tab/>modelisation merise, uml</text:p>
      <text:p text:style-name="P19">Il permet de mener une analyse des fonctions attenduesdans l'application</text:p>
      <text:p text:style-name="P19"><text:tab/>→ fonction de service <text:s text:c="5"/>ce qui est censé réaliser l'appli </text:p>
      <text:p text:style-name="P19"><text:tab/>→ fonctions de contraintes <text:s text:c="4"/>ce qui nous bride limite dans l'implémentation.</text:p>
      <text:p text:style-name="P19"/>
      <text:p text:style-name="P19">→ dossier de conception fonctionnelle (DCF)</text:p>
      <text:p text:style-name="P19"><text:tab/><text:tab/>organisation, physionomie de votre solution</text:p>
      <text:p text:style-name="P19"><text:tab/>il doit etre validé par le maitre d'ouvrage.</text:p>
      <text:p text:style-name="P19">Il se présente sous deux formes : une maquette et un prototype.</text:p>
      <text:p text:style-name="P19">Le prototype est fonctionnel , cinétique, interactif</text:p>
      <text:p text:style-name="P19"/>
      <text:p text:style-name="P21">REALISATION</text:p>
      <text:p text:style-name="P21"><text:span text:style-name="T2">Il s'agit de coder et de tester les solutions. Pour cela on va s'appuyer sur un plan assurance qualité (PAQ)</text:span></text:p>
      <text:p text:style-name="P21"><text:span text:style-name="T2">la qualité, c'est la capacité d'un produit ou d'un service à repondre ou satisfaire aux besoin d'un demandeur. MacCall est un americain qui a definit des criteres qualités pour une appli.</text:span></text:p>
      <text:p text:style-name="P21"><text:span text:style-name="T2">Il existe 6 facteurs de qualités :</text:span></text:p>
      <text:list xml:id="list1278555904" text:style-name="L11">
        <text:list-item>
          <text:p text:style-name="P22"><text:span text:style-name="T2">la simplicité, la facilité d'utilisation</text:span></text:p>
        </text:list-item>
        <text:list-item>
          <text:p text:style-name="P22"><text:span text:style-name="T2">la capacité fonctionnelle : il faut que les fonctions attendues doivent etre implémentées et opérationnelles.</text:span></text:p>
        </text:list-item>
        <text:list-item>
          <text:p text:style-name="P22"><text:span text:style-name="T2">Fiabilité</text:span></text:p>
        </text:list-item>
        <text:list-item>
          <text:p text:style-name="P22"><text:span text:style-name="T2">rendement : rapport entre les resultats obtenus et les moyens mis en œuvre.</text:span></text:p>
          <text:list>
            <text:list-header>
              <text:p text:style-name="P22"><text:span text:style-name="T2">Efficacité : rapport entre les objectifs poursuivs et les resultats</text:span></text:p>
              <text:p text:style-name="P22"><text:span text:style-name="T2">efficience : rapport entre la production et les resultats</text:span></text:p>
            </text:list-header>
          </text:list>
        </text:list-item>
        <text:list-item>
          <text:p text:style-name="P22"><text:span text:style-name="T2">la maintenabilité : documentation, etc...</text:span></text:p>
        </text:list-item>
        <text:list-item>
          <text:p text:style-name="P22"><text:span text:style-name="T2">la portabilité :</text:span></text:p>
        </text:list-item>
      </text:list>
      <text:p text:style-name="P21"><text:span text:style-name="T2"/></text:p>
      <text:p text:style-name="P21"><text:span text:style-name="T2"/></text:p>
      <text:p text:style-name="P21"><text:span text:style-name="T2">Dans le cadre d'un projet, il faut toujours apprecier les criteres qualitatifs attendus par le client.</text:span></text:p>
      <text:p text:style-name="P21"><text:span text:style-name="T2"/></text:p>
      <text:p text:style-name="P21"><text:span text:style-name="T2">Le PAQ : pour garantir des resultats satisfaisants les projets mettent en œuvre un plan assurance qualité.</text:span></text:p>
      <text:p text:style-name="P21"><text:span text:style-name="T2">Il permet d'organiser le travail ppour garantir un niveau de qualité de la production.</text:span></text:p>
      <text:list xml:id="list1476397254" text:style-name="L12">
        <text:list-item>
          <text:list>
            <text:list-item>
              <text:p text:style-name="P23"><text:span text:style-name="T2">presentation du projet</text:span></text:p>
            </text:list-item>
            <text:list-item>
              <text:p text:style-name="P23"><text:span text:style-name="T2">objectifs qualités de la solution</text:span></text:p>
            </text:list-item>
            <text:list-item>
              <text:p text:style-name="P23"><text:span text:style-name="T2">elements d'appreciation de ces objectifs(indicateur, metriques)</text:span></text:p>
            </text:list-item>
            <text:list-item>
              <text:p text:style-name="P23"><text:span text:style-name="T2">organisation du projet (MOA, MOE, prestataires)</text:span></text:p>
            </text:list-item>
            <text:list-item>
              <text:p text:style-name="P23"><text:span text:style-name="T2">presentation de l'environnement de travail</text:span></text:p>
              <text:list>
                <text:list-item>
                  <text:list>
                    <text:list-item>
                      <text:p text:style-name="P23"><text:span text:style-name="T2">charte graphique</text:span></text:p>
                    </text:list-item>
                    <text:list-item>
                      <text:p text:style-name="P23"><text:span text:style-name="T2">conventions de codage</text:span></text:p>
                    </text:list-item>
                    <text:list-item>
                      <text:p text:style-name="P23"><text:span text:style-name="T2">plateformes de developpement et de tests</text:span></text:p>
                    </text:list-item>
                    <text:list-item>
                      <text:p text:style-name="P23"><text:soft-page-break/><text:span text:style-name="T2">organisation des tests, recettes (validation de la solution) la recette entraine le paiement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><text:span text:style-name="T2"><text:tab/></text:span></text:p>
      <text:list xml:id="list2120834084" text:style-name="L13">
        <text:list-item>
          <text:list>
            <text:list-item>
              <text:p text:style-name="P24"><text:span text:style-name="T2">organisation de l'equipe projet</text:span></text:p>
              <text:list>
                <text:list-item>
                  <text:list>
                    <text:list-item>
                      <text:p text:style-name="P24"><text:span text:style-name="T2">definition des roles</text:span></text:p>
                    </text:list-item>
                    <text:list-item>
                      <text:p text:style-name="P24"><text:span text:style-name="T2">frequences, la nature des reunions</text:span></text:p>
                    </text:list-item>
                    <text:list-item>
                      <text:p text:style-name="P24"><text:span text:style-name="T2">modalite de validation (autoevaluation,validation par un tiers)</text:span></text:p>
                    </text:list-item>
                    <text:list-item>
                      <text:p text:style-name="P24"><text:span text:style-name="T2">moyens de communication (mails, plateforme collaborative)</text:span></text:p>
                    </text:list-item>
                  </text:list>
                </text:list-item>
              </text:list>
            </text:list-item>
            <text:list-item>
              <text:p text:style-name="P24"><text:span text:style-name="T2">pilotage et le suivi</text:span></text:p>
              <text:list>
                <text:list-item>
                  <text:list>
                    <text:list-item>
                      <text:p text:style-name="P24"><text:span text:style-name="T2">les tableaux de bord</text:span></text:p>
                    </text:list-item>
                    <text:list-item>
                      <text:p text:style-name="P24"><text:span text:style-name="T2">diagramme de gantt</text:span></text:p>
                    </text:list-item>
                    <text:list-item>
                      <text:p text:style-name="P24"><text:span text:style-name="T2">diagramme de pert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><text:span text:style-name="T2"><text:tab/>le pilotage va consister notamment à confronter periodiquement un planning previsionnel avec un rapport d'etat d'avancement</text:span></text:p>
      <text:p text:style-name="P21"><text:span text:style-name="T2">tableau de gantt</text:span></text:p>
      <table:table table:name="Tableau1" table:style-name="Tableau1">
        <table:table-column table:style-name="Tableau1.A" table:number-columns-repeated="10"/>
        <table:table-row>
          <table:table-cell table:style-name="Tableau1.A1" office:value-type="string">
            <text:p text:style-name="P27">Tache</text:p>
          </table:table-cell>
          <table:table-cell table:style-name="Tableau1.A1" office:value-type="string">
            <text:p text:style-name="P27">l</text:p>
          </table:table-cell>
          <table:table-cell table:style-name="Tableau1.A1" office:value-type="string">
            <text:p text:style-name="P27">m</text:p>
          </table:table-cell>
          <table:table-cell table:style-name="Tableau1.A1" office:value-type="string">
            <text:p text:style-name="P27">m</text:p>
          </table:table-cell>
          <table:table-cell table:style-name="Tableau1.A1" office:value-type="string">
            <text:p text:style-name="P27">j</text:p>
          </table:table-cell>
          <table:table-cell table:style-name="Tableau1.A1" office:value-type="string">
            <text:p text:style-name="P27">v</text:p>
          </table:table-cell>
          <table:table-cell table:style-name="Tableau1.A1" office:value-type="string">
            <text:p text:style-name="P27">s</text:p>
          </table:table-cell>
          <table:table-cell table:style-name="Tableau1.A1" office:value-type="string">
            <text:p text:style-name="P27">d</text:p>
          </table:table-cell>
          <table:table-cell table:style-name="Tableau1.A1" office:value-type="string">
            <text:p text:style-name="P27">l</text:p>
          </table:table-cell>
          <table:table-cell table:style-name="Tableau1.J1" office:value-type="string">
            <text:p text:style-name="P27">m</text:p>
          </table:table-cell>
        </table:table-row>
        <table:table-row>
          <table:table-cell table:style-name="Tableau1.A2" office:value-type="string">
            <text:p text:style-name="P27">Etude prealab</text:p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J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27">A</text:p>
          </table:table-cell>
          <table:table-cell table:style-name="Tableau1.A2" office:value-type="string">
            <text:p text:style-name="P27">Pierre bor</text:p>
          </table:table-cell>
          <table:table-cell table:style-name="Tableau1.A2" office:value-type="string">
            <text:p text:style-name="P27">Pierre</text:p>
            <text:p text:style-name="P27">bor</text:p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J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27">B</text:p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>Jean denis</text:p>
          </table:table-cell>
          <table:table-cell table:style-name="Tableau1.A2" office:value-type="string">
            <text:p text:style-name="P27">Jean denis</text:p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J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27">C</text:p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J2" office:value-type="string">
            <text:p text:style-name="P27"/>
          </table:table-cell>
        </table:table-row>
      </table:table>
      <text:p text:style-name="P21"><text:span text:style-name="T2"><text:s/>Le planning est fait par le chef de projet selon les competences et de maniere unanime</text:span></text:p>
      <text:p text:style-name="P21"><text:span text:style-name="T2">l'autorité est acceptée si la personne est reconnue juste, humain (connaître les limites des gens)</text:span></text:p>
      <text:p text:style-name="P21"><text:span text:style-name="T2">l'affectation des taches doit etre faite en collaboration (en reunion) avec les personnes concernées en leur demandant leur avis.</text:span></text:p>
      <text:list xml:id="list380594823" text:style-name="L14">
        <text:list-item>
          <text:list>
            <text:list-item>
              <text:p text:style-name="P25"><text:span text:style-name="T2">validation du planning</text:span></text:p>
            </text:list-item>
            <text:list-item>
              <text:p text:style-name="P25"><text:span text:style-name="T2">repartition des taches : volontaires</text:span></text:p>
            </text:list-item>
          </text:list>
        </text:list-item>
      </text:list>
      <text:p text:style-name="P21"><text:span text:style-name="T2">motivation : pyramide de maslow, grille de Blake et Mouton</text:span></text:p>
      <text:p text:style-name="P21"><text:span text:style-name="T2"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4T14:04:36</meta:creation-date>
    <dc:date>2012-10-19T15:51:51</dc:date>
    <dc:creator>Compte etudiant</dc:creator>
    <meta:editing-duration>PT3H2M32S</meta:editing-duration>
    <meta:editing-cycles>9</meta:editing-cycles>
    <meta:generator>LibreOffice/3.5$Linux_x86 LibreOffice_project/350m1$Build-2</meta:generator>
    <meta:document-statistic meta:table-count="1" meta:image-count="0" meta:object-count="0" meta:page-count="5" meta:paragraph-count="202" meta:word-count="1420" meta:character-count="8679" meta:non-whitespace-character-count="7465"/>
  </office:meta>
</office:document-meta>
</file>